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NameAutoProxyCreatorTests.jdkIntrodu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BeanNameAutoProxyCreatorTests.no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reatesTest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sTest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NameAutoProxyCreatorTests.customTargetSourceCreatorsApplyOnlyToConfiguredBea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NameAutoProxyCreatorTests.proxyWithWildcard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reatesTest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NameAutoProxyCreatorTests.proxyWithDoubleProxy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NameAutoProxyCreatorTests.jdkIntroductionAppliesToCreatedObjectsNot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eanNameAutoProxyCreatorTests.jdkAssertions( ITestBean tb , int nopInterceptor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NameAutoProxyCreatorTests.proxyWithExactName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NameAutoProxyCreatorTests.cglibProxyWithWildcard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NameAutoProxyCreatorTests.withFrozen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NameAutoProxyCreatorTests.cglibAssertions( TestBean t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